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11.929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cus2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Focus2-outline1">
      <style:graphic-properties fo:min-height="11.929cm" loext:decorative="false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cus3-outline1">
      <style:graphic-properties fo:min-height="11.929cm" loext:decorative="false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user-transformed="true">
          <draw:text-box>
            <text:p>presentac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8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44:24.762578746</meta:creation-date>
    <meta:editing-duration>PT25S</meta:editing-duration>
    <meta:editing-cycles>2</meta:editing-cycles>
    <meta:generator>LibreOffice/24.2.6.2$Linux_X86_64 LibreOffice_project/420$Build-2</meta:generator>
    <dc:title>Focus</dc:title>
    <dc:date>2024-10-28T11:44:49.471131046</dc:date>
    <meta:document-statistic meta:object-count="92"/>
  </office:meta>
</office:document-meta>
</file>